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 fo:language="uk" fo:country="UA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fo:language="uk" fo:country="UA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fo:language="uk" fo:country="UA" style:font-size-asian="12pt" style:font-size-complex="12pt"/>
    </style:style>
    <style:style style:name="T1" style:family="text">
      <style:text-properties style:text-position="-25% 100%" fo:font-size="12pt" fo:language="uk" fo:country="UA" style:font-size-asian="12pt" style:font-size-complex="12pt"/>
    </style:style>
    <style:style style:name="T2" style:family="text">
      <style:text-properties style:text-position="-25% 100%" style:font-name="Times New Roman1" fo:font-size="12pt" fo:language="ru" fo:country="RU" style:font-size-asian="12pt" style:font-name-complex="Times New Roman1" style:font-size-complex="12pt"/>
    </style:style>
    <style:style style:name="T3" style:family="text">
      <style:text-properties style:text-position="-25% 100%" style:font-name="Times New Roman1" fo:font-size="12pt" fo:language="uk" fo:country="UA" style:font-size-asian="12pt" style:font-name-complex="Times New Roman1" style:font-size-complex="12pt"/>
    </style:style>
    <style:style style:name="T4" style:family="text">
      <style:text-properties style:text-position="-25% 100%" fo:font-size="12pt" style:font-size-asian="12pt" style:font-size-complex="12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25% 100%" fo:font-size="12pt" fo:language="uk" fo:country="UA" style:font-size-asian="12pt" style:font-name-complex="Times New Roman1" style:font-size-complex="12pt"/>
    </style:style>
    <style:style style:name="T8" style:family="text">
      <style:text-properties style:text-position="-25% 100%" style:font-name="Times New Roman1" fo:font-size="11pt" fo:language="uk" fo:country="UA" style:font-size-asian="12pt" style:font-name-complex="Times New Roman1" style:font-size-complex="11pt"/>
    </style:style>
    <style:style style:name="T9" style:family="text">
      <style:text-properties style:text-position="-25% 100%" style:font-name="Times New Roman1" fo:font-size="12pt" fo:language="uk" fo:country="UA" style:font-size-asian="12pt" style:font-name-complex="Times New Roman1"/>
    </style:style>
    <style:style style:name="T10" style:family="text">
      <style:text-properties style:text-position="-25% 100%" style:font-name="Times New Roman1" fo:language="uk" fo:country="UA" style:font-size-asian="12pt" style:font-name-complex="Times New Roman1"/>
    </style:style>
    <style:style style:name="gr1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9cm" text:animation="non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5cm" text:animation="non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57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5cm" style:run-through="fore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" svg:width="11.253cm" svg:height="0.75cm" svg:x="7.775cm" svg:y="13.296cm">
        <draw:text-box>
          <text:p><text:span text:style-name="T1">!дрддммрррр! року</text:span></text:p>
        </draw:text-box>
      </draw:frame>
      <draw:frame text:anchor-type="page" text:anchor-page-number="1" draw:z-index="1" draw:style-name="gr1" draw:text-style-name="P1" svg:width="13.57cm" svg:height="0.75cm" svg:x="5.537cm" svg:y="13.878cm">
        <draw:text-box>
          <text:p><text:span text:style-name="T2">!ЧМПрописом! </text:span><text:span text:style-name="T3">!РПрописом! </text:span><text:span text:style-name="T2">року</text:span><text:span text:style-name="T4"> </text:span></text:p>
        </draw:text-box>
      </draw:frame>
      <draw:frame text:anchor-type="page" text:anchor-page-number="1" draw:z-index="2" draw:style-name="gr2" svg:width="10.782cm" svg:height="0.59cm" svg:x="5.9cm" svg:y="6.2cm">
        <draw:text-box>
          <text:p>!ПрЧс!</text:p>
        </draw:text-box>
      </draw:frame>
      <draw:frame text:anchor-type="page" text:anchor-page-number="1" draw:z-index="3" draw:style-name="gr3" draw:text-style-name="P1" svg:width="5.511cm" svg:height="0.75cm" svg:x="5.009cm" svg:y="6.74cm">
        <draw:text-box>
          <text:p text:style-name="P2"><text:span text:style-name="T5">!ІмЧ!</text:span></text:p>
        </draw:text-box>
      </draw:frame>
      <draw:frame text:anchor-type="page" text:anchor-page-number="1" draw:z-index="4" draw:style-name="gr4" draw:text-style-name="P2" svg:width="3.511cm" svg:height="0.701cm" svg:x="14.18cm" svg:y="5.639cm">
        <draw:text-box>
          <text:p text:style-name="P2"><text:span text:style-name="T6">!ПОВТОРНО!</text:span></text:p>
        </draw:text-box>
      </draw:frame>
      <draw:frame text:anchor-type="page" text:anchor-page-number="1" draw:z-index="5" draw:style-name="gr3" draw:text-style-name="P1" svg:width="5.291cm" svg:height="0.75cm" svg:x="11.74cm" svg:y="6.74cm">
        <draw:text-box>
          <text:p text:style-name="P2"><text:span text:style-name="T5">!ПбЧ!</text:span></text:p>
        </draw:text-box>
      </draw:frame>
      <draw:frame text:anchor-type="page" text:anchor-page-number="1" draw:z-index="6" draw:style-name="gr3" draw:text-style-name="P1" svg:width="1.892cm" svg:height="0.75cm" svg:x="6.87cm" svg:y="7.22cm">
        <draw:text-box>
          <text:p><text:span text:style-name="T1">!чнч!</text:span></text:p>
        </draw:text-box>
      </draw:frame>
      <draw:frame text:anchor-type="page" text:anchor-page-number="1" draw:z-index="7" draw:style-name="gr3" draw:text-style-name="P1" svg:width="2.151cm" svg:height="0.75cm" svg:x="12.779cm" svg:y="7.2cm">
        <draw:text-box>
          <text:p><text:span text:style-name="T1">!рнч!</text:span></text:p>
        </draw:text-box>
      </draw:frame>
      <draw:frame text:anchor-type="page" text:anchor-page-number="1" draw:z-index="8" draw:style-name="gr3" draw:text-style-name="P1" svg:width="8.58cm" svg:height="0.75cm" svg:x="6.95cm" svg:y="7.631cm">
        <draw:text-box>
          <text:p><text:span text:style-name="T5">!мнчд!, !мнчобл.!</text:span></text:p>
        </draw:text-box>
      </draw:frame>
      <draw:frame text:anchor-type="page" text:anchor-page-number="1" draw:z-index="9" draw:style-name="gr3" draw:text-style-name="P1" svg:width="8.58cm" svg:height="0.75cm" svg:x="6.95cm" svg:y="8.119cm">
        <draw:text-box>
          <text:p><text:span text:style-name="T1">!мнчрайон! !мнчмсс! !мнчм!</text:span></text:p>
        </draw:text-box>
      </draw:frame>
      <draw:frame text:anchor-type="page" text:anchor-page-number="1" draw:z-index="10" draw:style-name="gr3" draw:text-style-name="P1" svg:width="8.572cm" svg:height="0.75cm" svg:x="6.96cm" svg:y="8.631cm">
        <draw:text-box>
          <text:p><text:span text:style-name="T1">!громадянствоЧ!</text:span></text:p>
        </draw:text-box>
      </draw:frame>
      <draw:frame text:anchor-type="page" text:anchor-page-number="1" draw:z-index="11" draw:style-name="gr5" svg:width="6.76cm" svg:height="0.75cm" svg:x="5.9cm" svg:y="9.55cm">
        <draw:text-box>
          <text:p>!ПрЖс!</text:p>
        </draw:text-box>
      </draw:frame>
      <draw:frame text:anchor-type="page" text:anchor-page-number="1" draw:z-index="12" draw:style-name="gr3" draw:text-style-name="P1" svg:width="5.511cm" svg:height="0.75cm" svg:x="5.9cm" svg:y="10.118cm">
        <draw:text-box>
          <text:p text:style-name="P2"><text:span text:style-name="T5">!ІмЖ!</text:span></text:p>
        </draw:text-box>
      </draw:frame>
      <draw:frame text:anchor-type="page" text:anchor-page-number="1" draw:z-index="13" draw:style-name="gr3" draw:text-style-name="P1" svg:width="1.892cm" svg:height="0.75cm" svg:x="6.87cm" svg:y="10.64cm">
        <draw:text-box>
          <text:p><text:span text:style-name="T1">!чнж!</text:span></text:p>
        </draw:text-box>
      </draw:frame>
      <draw:frame text:anchor-type="page" text:anchor-page-number="1" draw:z-index="14" draw:style-name="gr3" draw:text-style-name="P1" svg:width="8.58cm" svg:height="0.75cm" svg:x="6.95cm" svg:y="11.539cm">
        <draw:text-box>
          <text:p><text:span text:style-name="T1">!мнжрайон! !мнжмсс! !мнжм!</text:span></text:p>
        </draw:text-box>
      </draw:frame>
      <draw:frame text:anchor-type="page" text:anchor-page-number="1" draw:z-index="15" draw:style-name="gr3" draw:text-style-name="P1" svg:width="3.402cm" svg:height="0.75cm" svg:x="8.37cm" svg:y="10.64cm">
        <draw:text-box>
          <text:p text:style-name="P2"><text:span text:style-name="T1">!мнж!</text:span></text:p>
        </draw:text-box>
      </draw:frame>
      <draw:frame text:anchor-type="page" text:anchor-page-number="1" draw:z-index="16" draw:style-name="gr6" draw:text-style-name="P3" svg:width="8.58cm" svg:height="1.758cm" svg:x="6.95cm" svg:y="11.172cm">
        <draw:text-box>
          <text:p><text:span text:style-name="T5">!мнжд!, !мнжобл.!</text:span></text:p>
        </draw:text-box>
      </draw:frame>
      <draw:frame text:anchor-type="page" text:anchor-page-number="1" draw:z-index="17" draw:style-name="gr3" draw:text-style-name="P1" svg:width="5.291cm" svg:height="0.75cm" svg:x="11.689cm" svg:y="10.081cm">
        <draw:text-box>
          <text:p text:style-name="P2"><text:span text:style-name="T5">!ПбЖ!</text:span></text:p>
        </draw:text-box>
      </draw:frame>
      <draw:frame text:anchor-type="page" text:anchor-page-number="1" draw:z-index="18" draw:style-name="gr3" draw:text-style-name="P1" svg:width="4.539cm" svg:height="0.75cm" svg:x="13.349cm" svg:y="20.948cm">
        <draw:text-box>
          <text:p><text:span text:style-name="T3">!Керівник!</text:span></text:p>
        </draw:text-box>
      </draw:frame>
      <draw:frame text:anchor-type="page" text:anchor-page-number="1" draw:z-index="19" draw:style-name="gr3" draw:text-style-name="P1" svg:width="1.652cm" svg:height="0.75cm" svg:x="12.226cm" svg:y="19.666cm">
        <draw:text-box>
          <text:p><text:span text:style-name="T3">!ДВрр!</text:span></text:p>
        </draw:text-box>
      </draw:frame>
      <draw:frame text:anchor-type="page" text:anchor-page-number="1" draw:z-index="20" draw:style-name="gr3" draw:text-style-name="P1" svg:width="3.001cm" svg:height="0.75cm" svg:x="8.11cm" svg:y="19.678cm">
        <draw:text-box>
          <text:p text:style-name="P2"><text:span text:style-name="T3">!ДВммм!</text:span></text:p>
        </draw:text-box>
      </draw:frame>
      <draw:frame text:anchor-type="page" text:anchor-page-number="1" draw:z-index="21" draw:style-name="gr3" draw:text-style-name="P1" svg:width="1.696cm" svg:height="0.75cm" svg:x="6.269cm" svg:y="19.673cm">
        <draw:text-box>
          <text:p><text:span text:style-name="T3">!ДВчч!</text:span></text:p>
        </draw:text-box>
      </draw:frame>
      <draw:frame text:anchor-type="page" text:anchor-page-number="1" draw:z-index="22" draw:style-name="gr3" draw:text-style-name="P1" svg:width="14.419cm" svg:height="0.75cm" svg:x="3.951cm" svg:y="18.814cm">
        <draw:text-box>
          <text:p><text:span text:style-name="T3">!ОР_2!</text:span></text:p>
        </draw:text-box>
      </draw:frame>
      <draw:frame text:anchor-type="page" text:anchor-page-number="1" draw:z-index="23" draw:style-name="gr3" draw:text-style-name="P1" svg:width="8.335cm" svg:height="0.75cm" svg:x="9.934cm" svg:y="18.258cm">
        <draw:text-box>
          <text:p><text:span text:style-name="T3">!ОР_1!</text:span></text:p>
        </draw:text-box>
      </draw:frame>
      <draw:frame text:anchor-type="page" text:anchor-page-number="1" draw:z-index="24" draw:style-name="gr3" draw:text-style-name="P1" svg:width="14.419cm" svg:height="0.75cm" svg:x="4.022cm" svg:y="17.814cm">
        <draw:text-box>
          <text:p><text:span text:style-name="T3">!МР_2!</text:span></text:p>
        </draw:text-box>
      </draw:frame>
      <draw:frame text:anchor-type="page" text:anchor-page-number="1" draw:z-index="25" draw:style-name="gr3" draw:text-style-name="P1" svg:width="11.508cm" svg:height="0.75cm" svg:x="6.775cm" svg:y="17.064cm">
        <draw:text-box>
          <text:p><text:span text:style-name="T3">!МР_1!</text:span></text:p>
        </draw:text-box>
      </draw:frame>
      <draw:frame text:anchor-type="page" text:anchor-page-number="1" draw:z-index="26" draw:style-name="gr7" draw:text-style-name="P1" svg:width="11.752cm" svg:height="0.75cm" svg:x="5.69cm" svg:y="16.002cm">
        <draw:text-box>
          <text:p text:style-name="P4"><text:span text:style-name="T7">!Пржн!</text:span></text:p>
        </draw:text-box>
      </draw:frame>
      <draw:frame text:anchor-type="page" text:anchor-page-number="1" draw:z-index="27" draw:style-name="gr3" draw:text-style-name="P5" svg:width="10.822cm" svg:height="0.75cm" svg:x="5.692cm" svg:y="15.251cm">
        <draw:text-box>
          <text:p text:style-name="P4"><text:span text:style-name="T7">!Прчн!</text:span></text:p>
        </draw:text-box>
      </draw:frame>
      <draw:frame text:anchor-type="page" text:anchor-page-number="1" draw:z-index="28" draw:style-name="gr3" draw:text-style-name="P1" svg:width="8.572cm" svg:height="0.75cm" svg:x="6.96cm" svg:y="12.111cm">
        <draw:text-box>
          <text:p><text:span text:style-name="T1">!громадянствоЖ!</text:span></text:p>
        </draw:text-box>
      </draw:frame>
      <draw:frame text:anchor-type="page" text:anchor-page-number="1" draw:z-index="29" draw:style-name="gr3" draw:text-style-name="P1" svg:width="2.151cm" svg:height="0.75cm" svg:x="12.779cm" svg:y="10.64cm">
        <draw:text-box>
          <text:p><text:span text:style-name="T1">!рнж!</text:span></text:p>
        </draw:text-box>
      </draw:frame>
      <draw:frame text:anchor-type="page" text:anchor-page-number="1" draw:z-index="30" draw:style-name="gr3" draw:text-style-name="P1" svg:width="1.221cm" svg:height="0.75cm" svg:x="9.779cm" svg:y="14.429cm">
        <draw:text-box>
          <text:p><text:span text:style-name="T3">!рр!</text:span><text:span text:style-name="T8"> </text:span></text:p>
        </draw:text-box>
      </draw:frame>
      <draw:frame text:anchor-type="page" text:anchor-page-number="1" draw:z-index="31" draw:style-name="gr3" draw:text-style-name="P1" svg:width="4.592cm" svg:height="0.75cm" svg:x="10.329cm" svg:y="14.429cm">
        <draw:text-box>
          <text:p text:style-name="P2"><text:span text:style-name="T9">!МММ!</text:span><text:span text:style-name="T8"> </text:span></text:p>
        </draw:text-box>
      </draw:frame>
      <draw:frame text:anchor-type="page" text:anchor-page-number="1" draw:z-index="32" draw:style-name="gr3" draw:text-style-name="P1" svg:width="1.883cm" svg:height="0.75cm" svg:x="14.736cm" svg:y="14.429cm">
        <draw:text-box>
          <text:p text:style-name="P2"><text:span text:style-name="T10">!ЧЧ!</text:span></text:p>
        </draw:text-box>
      </draw:frame>
      <draw:frame text:anchor-type="page" text:anchor-page-number="1" draw:z-index="33" draw:style-name="gr3" draw:text-style-name="P1" svg:width="3.573cm" svg:height="0.75cm" svg:x="8.47cm" svg:y="7.22cm">
        <draw:text-box>
          <text:p text:style-name="P2"><text:span text:style-name="T1">!мнч!</text:span>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81cm" fo:margin-bottom="0.529cm" fo:margin-left="1.199cm" fo:margin-right="0.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date>2008-05-17T15:39:05</dc:date>
    <meta:printed-by>Valdimir Koltsov</meta:printed-by>
    <meta:print-date>2008-04-08T00:02:05</meta:print-date>
    <meta:editing-cycles>65</meta:editing-cycles>
    <meta:editing-duration>PT21H18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